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9d715" officeooo:paragraph-rsid="000b1b8a"/>
    </style:style>
    <style:style style:name="P2" style:family="paragraph" style:parent-style-name="Text_20_body">
      <style:text-properties officeooo:rsid="001d2f2f" officeooo:paragraph-rsid="000b1b8a"/>
    </style:style>
    <style:style style:name="P3" style:family="paragraph" style:parent-style-name="Text_20_body">
      <style:text-properties officeooo:rsid="0019d715" officeooo:paragraph-rsid="000b1b8a"/>
    </style:style>
    <style:style style:name="P4" style:family="paragraph" style:parent-style-name="Text_20_body">
      <style:text-properties officeooo:rsid="001bab10" officeooo:paragraph-rsid="000b1b8a"/>
    </style:style>
    <style:style style:name="P5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1bab10" officeooo:paragraph-rsid="000b1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27.08.13</text:p>
      <text:p text:style-name="P3"/>
      <text:p text:style-name="P4">Antrieb mit Kugelumlaufspindel oder Trapezgewindespindel, X-Achse (Hoch runter), Y-Achse (Links Rechts), Z-Achse (Rein Raus) und A-Achse (Rotation des Greifarms) wird es geben.</text:p>
      <text:p text:style-name="P4"/>
      <text:p text:style-name="P4">Zwei Schwalbenschwanzführungen in X, eine oder zwei in Y und eine in Z.</text:p>
      <text:p text:style-name="P2">Ausgabe über Rutsche rechts am Automaten.</text:p>
      <text:p text:style-name="P2">Der Einfachheit halber werden Schrittmotoren und keine Servos verwendet, da die Entwicklung einer Servoendstufe zu viel Zeit in Anspruch nehmen würde</text:p>
      <text:p text:style-name="P5"/>
      <text:p text:style-name="P4"/>
      <text:p text:style-name="P4"/>
      <text:p text:style-name="P2">Motortreiber für 3A auslegen, da wir nicht wissen,wie schwer die bewegten Teile werden. Über setzbare Widerstände den output für die Endstufen routbar ma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9:20:44.962000000</meta:creation-date>
    <dc:date>2013-08-27T19:23:20.558000000</dc:date>
    <meta:editing-duration>P0D</meta:editing-duration>
    <meta:editing-cycles>1</meta:editing-cycles>
    <meta:document-statistic meta:table-count="0" meta:image-count="0" meta:object-count="0" meta:page-count="1" meta:paragraph-count="6" meta:word-count="87" meta:character-count="613" meta:non-whitespace-character-count="532"/>
    <meta:generator>LibreOffice/4.1.0.4$Windows_x86 LibreOffice_project/89ea49ddacd9aa532507cbf852f2bb22b1ace28</meta:generator>
  </office:meta>
</office:document-meta>
</file>